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257.24pt"/>
    </style:style>
    <style:style style:name="co5" style:family="table-column">
      <style:table-column-properties fo:break-before="auto" style:column-width="126.71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384.75pt"/>
    </style:style>
    <style:style style:name="co8" style:family="table-column">
      <style:table-column-properties fo:break-before="auto" style:column-width="196.5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272.2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0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ackground-color="transparent" style:vertical-align="middle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9" style:font-name="Times New Roman" fo:font-size="8pt" style:font-name-asian="Times New Roman" style:font-size-asian="8pt" style:font-name-complex="Times New Roman" style:font-size-complex="8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Times New Roman" fo:font-size="8pt" style:font-name-asian="Times New Roman" style:font-size-asian="8pt" style:font-name-complex="Times New Roman" style:font-size-complex="8pt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Times New Roman" fo:font-size="8pt" style:font-name-asian="Times New Roman" style:font-size-asian="8pt" style:font-name-complex="Times New Roman" style:font-size-complex="8pt"/>
    </style:style>
    <style:style style:name="ce45" style:family="table-cell" style:parent-style-name="Default" style:data-style-name="N0">
      <style:table-cell-properties fo:background-color="transparent" style:vertical-align="middle"/>
      <style:text-properties style:font-name="Times New Roman1" fo:font-size="8pt" style:font-name-asian="Times New Roman" style:font-size-asian="8pt" style:font-name-complex="Times New Roman" style:font-size-complex="8pt"/>
    </style:style>
    <style:style style:name="ce46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fo:font-size="8pt" style:font-name-asian="Times New Roman" style:font-size-asian="8pt" style:font-name-complex="Times New Roman" style:font-size-complex="8pt"/>
    </style:style>
    <style:style style:name="ce47" style:family="table-cell" style:parent-style-name="Default" style:data-style-name="N0">
      <style:table-cell-properties fo:background-color="transparent" fo:border="0.06pt solid #000000" style:vertical-align="middle"/>
      <style:text-properties fo:color="#000009" style:font-name="Times New Roman" fo:font-size="8pt" style:font-name-asian="Times New Roman" style:font-size-asian="8pt" style:font-name-complex="Times New Roman" style:font-size-complex="8pt"/>
    </style:style>
    <style:style style:name="ce48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Times New Roman" fo:font-size="8pt" style:font-name-asian="Times New Roman" style:font-size-asian="8pt" style:font-name-complex="Times New Roman" style:font-size-complex="8pt"/>
    </style:style>
    <style:style style:name="ce49" style:family="table-cell" style:parent-style-name="Default" style:data-style-name="N0">
      <style:table-cell-properties fo:background-color="transparent" fo:border="0.06pt solid #000000"/>
      <style:text-properties style:font-name="Times New Roman" fo:font-size="8pt" style:font-name-asian="Times New Roman" style:font-size-asian="8pt" style:font-name-complex="Times New Roman" style:font-size-complex="8pt"/>
    </style:style>
    <style:style style:name="ce50" style:family="table-cell" style:parent-style-name="Default" style:data-style-name="N0">
      <style:table-cell-properties fo:background-color="transparent" fo:border="0.06pt solid #000000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8pt" style:font-name-asian="Times New Roman" style:font-size-asian="8pt" style:font-name-complex="Times New Roman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fo:padding-bottom="0.99pt" fo:padding-left="0.99pt" fo:padding-right="0pt" fo:padding-top="0.99pt" style:vertical-align="middle"/>
      <style:paragraph-properties fo:text-align="end"/>
      <style:text-properties style:font-name="Times New Roman" fo:font-size="8pt" style:font-name-asian="Times New Roman" style:font-size-asian="8pt" style:font-name-complex="Times New Roman" style:font-size-complex="8pt"/>
    </style:style>
    <style:style style:name="ce54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55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21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Default" style:data-style-name="N0">
      <style:table-cell-properties fo:wrap-option="wrap" style:vertical-align="middle"/>
    </style:style>
    <style:style style:name="ce6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fo:border="0.06pt solid #000000"/>
    </style:style>
    <style:style style:name="ce66" style:family="table-cell" style:parent-style-name="Default" style:data-style-name="N0">
      <style:table-cell-properties fo:background-color="#dddddd" fo:border="0.06pt solid #000000"/>
    </style:style>
    <style:style style:name="T1" style:family="text">
      <style:text-properties fo:color="#000009" style:font-name="Times New Roma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imes New Roman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imes New Roman" style:font-name-complex="Times New Roma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ROPOSTA_NOVO_TADS" table:style-name="ta1">
        <table:table-column table:style-name="co1" table:default-cell-style-name="ce29"/>
        <table:table-column table:style-name="co2" table:default-cell-style-name="ce33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8" table:default-cell-style-name="ce45"/>
        <table:table-column table:style-name="co6" table:number-columns-repeated="1014" table:default-cell-style-name="ce45"/>
        <table:table-column table:style-name="co9" table:default-cell-style-name="ce45"/>
        <table:table-row table:style-name="ro1">
          <table:table-cell table:style-name="ce6" office:value-type="string" calcext:value-type="string">
            <text:p>Período</text:p>
          </table:table-cell>
          <table:table-cell table:style-name="ce6" office:value-type="string" calcext:value-type="string">
            <text:p>Núcleo</text:p>
          </table:table-cell>
          <table:table-cell table:style-name="ce6" office:value-type="string" calcext:value-type="string">
            <text:p>Área</text:p>
          </table:table-cell>
          <table:table-cell table:style-name="ce6" office:value-type="string" calcext:value-type="string">
            <text:p>Disciplina</text:p>
          </table:table-cell>
          <table:table-cell table:style-name="ce6" office:value-type="string" calcext:value-type="string">
            <text:p>Pré-requisitos</text:p>
          </table:table-cell>
          <table:table-cell table:style-name="ce6" office:value-type="string" calcext:value-type="string">
            <text:p>CHT</text:p>
          </table:table-cell>
          <table:table-cell table:style-name="ce51" office:value-type="string" calcext:value-type="string">
            <text:p>CHT</text:p>
            <text:p>SEMESTRE</text:p>
          </table:table-cell>
          <table:table-cell table:style-name="ce54" office:value-type="string" calcext:value-type="string">
            <text:p>Disciplinas Compatíveis</text:p>
          </table:table-cell>
          <table:table-cell table:style-name="ce54" office:value-type="string" calcext:value-type="string">
            <text:p>Disciplinas Incompatíveis</text:p>
          </table:table-cell>
          <table:table-cell table:number-columns-repeated="1015"/>
        </table:table-row>
        <table:table-row table:style-name="ro2">
          <table:table-cell table:style-name="ce28" office:value-type="float" office:value="1" calcext:value-type="float" table:number-columns-spanned="1" table:number-rows-spanned="9">
            <text:p>1</text:p>
          </table:table-cell>
          <table:table-cell table:style-name="ce32" office:value-type="string" calcext:value-type="string" table:number-columns-spanned="1" table:number-rows-spanned="3">
            <text:p>Profissionalizante</text:p>
          </table:table-cell>
          <table:table-cell table:style-name="ce34" office:value-type="string" calcext:value-type="string" table:number-columns-spanned="1" table:number-rows-spanned="3">
            <text:p>Técnica</text:p>
          </table:table-cell>
          <table:table-cell table:style-name="ce47" office:value-type="string" calcext:value-type="string">
            <text:p>Algoritmos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table-cell table:style-name="ce52" table:formula="of:=SUM([.F2:.F10])" office:value-type="float" office:value="405" calcext:value-type="float" table:number-columns-spanned="1" table:number-rows-spanned="9">
            <text:p>405</text:p>
          </table:table-cell>
          <table:table-cell table:style-name="ce46" office:value-type="string" calcext:value-type="string">
            <text:p>Algoritmos</text:p>
          </table:table-cell>
          <table:table-cell table:style-name="ce50"/>
          <table:table-cell table:style-name="ce55"/>
          <table:table-cell table:number-columns-repeated="1014"/>
        </table:table-row>
        <table:table-row table:style-name="ro2">
          <table:covered-table-cell table:number-columns-repeated="3"/>
          <table:table-cell table:style-name="ce47" office:value-type="string" calcext:value-type="string">
            <text:p>Fundamentos da Computação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Fundamentos da Computação</text:p>
          </table:table-cell>
          <table:table-cell table:style-name="ce50"/>
          <table:table-cell table:number-columns-repeated="1015"/>
        </table:table-row>
        <table:table-row table:style-name="ro2">
          <table:covered-table-cell table:number-columns-repeated="3"/>
          <table:table-cell table:style-name="ce46" office:value-type="string" calcext:value-type="string">
            <text:p>Engenharia de Software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Engenharia de Software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32" office:value-type="string" calcext:value-type="string" table:number-columns-spanned="1" table:number-rows-spanned="6">
            <text:p>Formação Integral</text:p>
          </table:table-cell>
          <table:table-cell table:style-name="ce46" office:value-type="string" calcext:value-type="string">
            <text:p>Matemática</text:p>
          </table:table-cell>
          <table:table-cell table:style-name="ce48" office:value-type="string" calcext:value-type="string">
            <text:p>Matemática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Matemática Elementar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34" office:value-type="string" calcext:value-type="string" table:number-columns-spanned="1" table:number-rows-spanned="5">
            <text:p>Humanidades</text:p>
          </table:table-cell>
          <table:table-cell table:style-name="ce48" office:value-type="string" calcext:value-type="string">
            <text:p>Inglês Acadêmico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/>
          <table:table-cell table:style-name="ce46" office:value-type="string" calcext:value-type="string">
            <text:p>Inglês Instrumental (carga horária 27)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48" office:value-type="string" calcext:value-type="string">
            <text:p>Leitura e Produção de Textos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covered-table-cell table:number-columns-repeated="3"/>
          <table:table-cell table:style-name="ce46" office:value-type="string" calcext:value-type="string">
            <text:p>Sociologia do Trabalho</text:p>
          </table:table-cell>
          <table:table-cell table:style-name="ce46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Sociologia do Trabalho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3"/>
          <table:table-cell table:style-name="ce47" office:value-type="string" calcext:value-type="string">
            <text:p>Educação Ambiental</text:p>
          </table:table-cell>
          <table:table-cell table:style-name="ce46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Educação Ambiental</text:p>
          </table:table-cell>
          <table:table-cell table:style-name="ce50"/>
          <table:table-cell table:number-columns-repeated="1015"/>
        </table:table-row>
        <table:table-row table:style-name="ro2">
          <table:covered-table-cell table:number-columns-repeated="3"/>
          <table:table-cell table:style-name="ce48" office:value-type="string" calcext:value-type="string">
            <text:p>Legislação Aplicada</text:p>
          </table:table-cell>
          <table:table-cell table:style-name="ce46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Ética e Legislação Aplicada à Informática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0" table:number-columns-spanned="7" table:number-rows-spanned="1"/>
          <table:covered-table-cell table:number-columns-repeated="6"/>
          <table:table-cell table:style-name="ce46"/>
          <table:table-cell table:style-name="ce50"/>
          <table:table-cell table:style-name="ce55"/>
          <table:table-cell table:number-columns-repeated="1014"/>
        </table:table-row>
        <table:table-row table:style-name="ro2">
          <table:table-cell table:style-name="ce28" office:value-type="float" office:value="2" calcext:value-type="float" table:number-columns-spanned="1" table:number-rows-spanned="7">
            <text:p>2</text:p>
          </table:table-cell>
          <table:table-cell table:style-name="ce32" office:value-type="string" calcext:value-type="string" table:number-columns-spanned="1" table:number-rows-spanned="5">
            <text:p>Profissionalizante</text:p>
          </table:table-cell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Sistemas Operacionais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table-cell table:style-name="ce52" table:formula="of:=SUM([.F12:.F18])" office:value-type="float" office:value="405" calcext:value-type="float" table:number-columns-spanned="1" table:number-rows-spanned="7">
            <text:p>405</text:p>
          </table:table-cell>
          <table:table-cell table:style-name="ce46" office:value-type="string" calcext:value-type="string">
            <text:p>Sistemas Operacionais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Bancos de Dados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Banco de Dados 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Estruturas de Dados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Estrutura de Dados 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Programação para Web I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Programação para Web 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Componente Curricular Técnico I </text:p>
          </table:table-cell>
          <table:table-cell table:style-name="ce47"/>
          <table:table-cell table:style-name="ce46" office:value-type="float" office:value="81" calcext:value-type="float">
            <text:p>81</text:p>
          </table:table-cell>
          <table:covered-table-cell/>
          <table:table-cell table:style-name="ce46" office:value-type="string" calcext:value-type="string">
            <text:p>Métodos e Técnicas de Programação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34" office:value-type="string" calcext:value-type="string" table:number-columns-spanned="1" table:number-rows-spanned="2">
            <text:p>Formação Integral</text:p>
          </table:table-cell>
          <table:table-cell table:style-name="ce46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I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Lógica Computacional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Matemática</text:p>
          </table:table-cell>
          <table:table-cell table:style-name="ce47" office:value-type="string" calcext:value-type="string">
            <text:p>Probabilidade e Estatística</text:p>
          </table:table-cell>
          <table:table-cell table:style-name="ce47" office:value-type="string" calcext:value-type="string">
            <text:p>Matemática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Introdução à Probabilidade e Estatística + Cálculo Diferencial e Integral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0" table:number-columns-spanned="7" table:number-rows-spanned="1"/>
          <table:covered-table-cell table:number-columns-repeated="6"/>
          <table:table-cell table:style-name="ce46" table:number-columns-repeated="2"/>
          <table:table-cell table:number-columns-repeated="1015"/>
        </table:table-row>
        <table:table-row table:style-name="ro2">
          <table:table-cell table:style-name="ce28" office:value-type="float" office:value="3" calcext:value-type="float" table:number-columns-spanned="1" table:number-rows-spanned="8">
            <text:p>3</text:p>
          </table:table-cell>
          <table:table-cell table:style-name="ce32" office:value-type="string" calcext:value-type="string" table:number-columns-spanned="1" table:number-rows-spanned="5">
            <text:p>Profissionalizante</text:p>
          </table:table-cell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nálise e Desenvolvimento de Sistemas I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81" calcext:value-type="float">
            <text:p>81</text:p>
          </table:table-cell>
          <table:table-cell table:style-name="ce52" table:formula="of:=SUM([.F20:.F27])" office:value-type="float" office:value="405" calcext:value-type="float" table:number-columns-spanned="1" table:number-rows-spanned="8">
            <text:p>405</text:p>
          </table:table-cell>
          <table:table-cell table:style-name="ce46" office:value-type="string" calcext:value-type="string">
            <text:p>Programação Orientada a Objetos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Redes de Computadores</text:p>
          </table:table-cell>
          <table:table-cell table:style-name="ce46" office:value-type="string" calcext:value-type="string">
            <text:p>Sistemas Operacionais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Redes de Computadores</text:p>
          </table:table-cell>
          <table:table-cell table:style-name="ce46"/>
          <table:table-cell table:style-name="ce55" table:number-columns-repeated="4"/>
          <table:table-cell table:number-columns-repeated="1011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Programação para Web II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Programação para Web I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9" office:value-type="string" calcext:value-type="string">
            <text:p>Interação Humano Computador</text:p>
          </table:table-cell>
          <table:table-cell table:style-name="ce50"/>
          <table:table-cell table:style-name="ce50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Gerência de Projetos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dministração de Serviços para Internet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Administração de Serviços para Internet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34" office:value-type="string" calcext:value-type="string" table:number-columns-spanned="1" table:number-rows-spanned="3">
            <text:p>Formação Integral</text:p>
          </table:table-cell>
          <table:table-cell table:style-name="ce46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II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Cálculo Diferencial e Integral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III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Banco de Dados II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Humanidades</text:p>
          </table:table-cell>
          <table:table-cell table:style-name="ce46" office:value-type="string" calcext:value-type="string">
            <text:p>Componente Curricular de Humanidades I</text:p>
          </table:table-cell>
          <table:table-cell table:style-name="ce47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Optativa 1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0" table:number-columns-spanned="7" table:number-rows-spanned="1"/>
          <table:covered-table-cell table:number-columns-repeated="6"/>
          <table:table-cell table:style-name="ce46" table:number-columns-repeated="2"/>
          <table:table-cell table:number-columns-repeated="1015"/>
        </table:table-row>
        <table:table-row table:style-name="ro2">
          <table:table-cell table:style-name="ce28" office:value-type="float" office:value="4" calcext:value-type="float" table:number-columns-spanned="1" table:number-rows-spanned="7">
            <text:p>4</text:p>
          </table:table-cell>
          <table:table-cell table:style-name="ce32" office:value-type="string" calcext:value-type="string" table:number-columns-spanned="1" table:number-rows-spanned="4">
            <text:p>Profissionalizante</text:p>
          </table:table-cell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nálise e desenvolvimento de sistemas II</text:p>
          </table:table-cell>
          <table:table-cell table:style-name="ce47" office:value-type="string" calcext:value-type="string">
            <text:p>Algoritmos, Bancos de Dados</text:p>
          </table:table-cell>
          <table:table-cell table:style-name="ce46" office:value-type="float" office:value="81" calcext:value-type="float">
            <text:p>81</text:p>
          </table:table-cell>
          <table:table-cell table:style-name="ce52" table:formula="of:=SUM([.F29:.F34])" office:value-type="float" office:value="405" calcext:value-type="float" table:number-columns-spanned="1" table:number-rows-spanned="7">
            <text:p>405</text:p>
          </table:table-cell>
          <table:table-cell table:style-name="ce46"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rquitetura e Projeto de Software</text:p>
          </table:table-cell>
          <table:table-cell table:style-name="ce47"/>
          <table:table-cell table:style-name="ce46" office:value-type="float" office:value="81" calcext:value-type="float">
            <text:p>81</text:p>
          </table:table-cell>
          <table:covered-table-cell/>
          <table:table-cell table:style-name="ce46" office:value-type="string" calcext:value-type="string">
            <text:p>Arquitetura e Projeto de Software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Gerência e Governança em Projetos de Tecnologia da Informação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table:style-name="ce34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Técnico II</text:p>
          </table:table-cell>
          <table:table-cell table:style-name="ce47"/>
          <table:table-cell table:style-name="ce46" office:value-type="float" office:value="81" calcext:value-type="float">
            <text:p>81</text:p>
          </table:table-cell>
          <table:covered-table-cell/>
          <table:table-cell table:style-name="ce50" office:value-type="string" calcext:value-type="string">
            <text:p>Estrutura de Dados II</text:p>
          </table:table-cell>
          <table:table-cell table:style-name="ce50"/>
          <table:table-cell table:style-name="ce55" table:number-columns-repeated="2"/>
          <table:table-cell table:number-columns-repeated="1013"/>
        </table:table-row>
        <table:table-row table:style-name="ro2">
          <table:covered-table-cell/>
          <table:table-cell table:style-name="ce32" office:value-type="string" calcext:value-type="string" table:number-columns-spanned="1" table:number-rows-spanned="2">
            <text:p>Formação Integral</text:p>
          </table:table-cell>
          <table:table-cell table:style-name="ce46" office:value-type="string" calcext:value-type="string">
            <text:p>Matemática</text:p>
          </table:table-cell>
          <table:table-cell table:style-name="ce47" office:value-type="string" calcext:value-type="string">
            <text:p>Metodologia e Iniciação Científica</text:p>
          </table:table-cell>
          <table:table-cell table:style-name="ce48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Metodologia da Pesquisa Científica + Tópicos Avançados 1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34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IV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Engenharia de Requisitos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34" office:value-type="string" calcext:value-type="string">
            <text:p>TCC</text:p>
          </table:table-cell>
          <table:table-cell table:style-name="ce46"/>
          <table:table-cell table:style-name="ce46" office:value-type="string" calcext:value-type="string">
            <text:p>TCC I**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table-cell table:style-name="ce28"/>
          <table:table-cell table:style-name="ce34"/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28" office:value-type="float" office:value="5" calcext:value-type="float" table:number-columns-spanned="1" table:number-rows-spanned="8">
            <text:p>5</text:p>
          </table:table-cell>
          <table:table-cell table:style-name="ce34" office:value-type="string" calcext:value-type="string" table:number-columns-spanned="1" table:number-rows-spanned="4">
            <text:p>Profissionalizante</text:p>
          </table:table-cell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Análise e desenvolvimento de sistemas III</text:p>
          </table:table-cell>
          <table:table-cell table:style-name="ce47" office:value-type="string" calcext:value-type="string">
            <text:p>Algoritmos</text:p>
          </table:table-cell>
          <table:table-cell table:style-name="ce46" office:value-type="float" office:value="81" calcext:value-type="float">
            <text:p>81</text:p>
          </table:table-cell>
          <table:table-cell table:style-name="ce52" table:formula="of:=SUM([.F37:.F43])" office:value-type="float" office:value="405" calcext:value-type="float" table:number-columns-spanned="1" table:number-rows-spanned="8">
            <text:p>405</text:p>
          </table:table-cell>
          <table:table-cell table:style-name="ce46" office:value-type="string" calcext:value-type="string">
            <text:p>Análise Orientada a Objetos + Fundamentos de Sistemas de Informação + Interface Homem Computador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Segurança da Informação</text:p>
          </table:table-cell>
          <table:table-cell table:style-name="ce47" office:value-type="string" calcext:value-type="string">
            <text:p><text:span text:style-name="T1">Algoritmos, </text:span><text:span text:style-name="T2">Sistemas Operacionais</text:span></text:p>
          </table:table-cell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Segurança e Auditoria de Sistemas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46" office:value-type="string" calcext:value-type="string">
            <text:p>Técnica</text:p>
          </table:table-cell>
          <table:table-cell table:style-name="ce46" office:value-type="string" calcext:value-type="string">
            <text:p>Inteligência Artificial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covered-table-cell table:number-columns-repeated="2"/>
          <table:table-cell table:style-name="ce34" office:value-type="string" calcext:value-type="string">
            <text:p>Técnica</text:p>
          </table:table-cell>
          <table:table-cell table:style-name="ce46" office:value-type="string" calcext:value-type="string">
            <text:p>Componente Curricular Técnico III</text:p>
          </table:table-cell>
          <table:table-cell table:style-name="ce47"/>
          <table:table-cell table:style-name="ce46" office:value-type="float" office:value="81" calcext:value-type="float">
            <text:p>81</text:p>
          </table:table-cell>
          <table:covered-table-cell/>
          <table:table-cell table:style-name="ce46" office:value-type="string" calcext:value-type="string">
            <text:p>Sistemas Distribuídos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34" office:value-type="string" calcext:value-type="string" table:number-columns-spanned="1" table:number-rows-spanned="3">
            <text:p>Formação Integral</text:p>
          </table:table-cell>
          <table:table-cell table:style-name="ce34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V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Computação Gráfica e Sistemas Multimídia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34" office:value-type="string" calcext:value-type="string">
            <text:p>Politécnico</text:p>
          </table:table-cell>
          <table:table-cell table:style-name="ce46" office:value-type="string" calcext:value-type="string">
            <text:p>Componente Curricular Politécnico VI</text:p>
          </table:table-cell>
          <table:table-cell table:style-name="ce47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office:value-type="string" calcext:value-type="string">
            <text:p>Qualidade de Software</text:p>
          </table:table-cell>
          <table:table-cell table:style-name="ce46"/>
          <table:table-cell table:number-columns-repeated="1015"/>
        </table:table-row>
        <table:table-row table:style-name="ro2">
          <table:covered-table-cell table:number-columns-repeated="2"/>
          <table:table-cell table:style-name="ce34" office:value-type="string" calcext:value-type="string">
            <text:p>Humanidades</text:p>
          </table:table-cell>
          <table:table-cell table:style-name="ce46" office:value-type="string" calcext:value-type="string">
            <text:p>Componente Curricular Eletivo Humanas*</text:p>
          </table:table-cell>
          <table:table-cell table:style-name="ce47"/>
          <table:table-cell table:style-name="ce46" office:value-type="float" office:value="27" calcext:value-type="float">
            <text:p>27</text:p>
          </table:table-cell>
          <table:covered-table-cell/>
          <table:table-cell table:style-name="ce46" office:value-type="string" calcext:value-type="string">
            <text:p>Optativa 2</text:p>
          </table:table-cell>
          <table:table-cell table:style-name="ce46"/>
          <table:table-cell table:number-columns-repeated="1015"/>
        </table:table-row>
        <table:table-row table:style-name="ro2">
          <table:covered-table-cell/>
          <table:table-cell table:style-name="ce34" office:value-type="string" calcext:value-type="string">
            <text:p>TCC</text:p>
          </table:table-cell>
          <table:table-cell table:style-name="ce46"/>
          <table:table-cell table:style-name="ce46" office:value-type="string" calcext:value-type="string">
            <text:p>TCC II**</text:p>
          </table:table-cell>
          <table:table-cell table:style-name="ce46"/>
          <table:table-cell table:style-name="ce46" office:value-type="float" office:value="54" calcext:value-type="float">
            <text:p>54</text:p>
          </table:table-cell>
          <table:covered-table-cell/>
          <table:table-cell table:style-name="ce46" table:number-columns-repeated="2"/>
          <table:table-cell table:number-columns-repeated="1015"/>
        </table:table-row>
        <table:table-row table:style-name="ro2">
          <table:table-cell table:style-name="ce28"/>
          <table:table-cell table:style-name="ce34"/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31" office:value-type="string" calcext:value-type="string" table:number-columns-spanned="6" table:number-rows-spanned="1">
            <text:p>Carga Horária Disciplinas</text:p>
          </table:table-cell>
          <table:covered-table-cell table:number-columns-repeated="5"/>
          <table:table-cell table:style-name="ce46" table:formula="of:=SUM([.G2];[.G12];[.G20];[.G29];[.G37])" office:value-type="float" office:value="2025" calcext:value-type="float">
            <text:p>202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 table:number-columns-spanned="5" table:number-rows-spanned="1">
            <text:p>Atividades complementares</text:p>
          </table:table-cell>
          <table:covered-table-cell table:number-columns-repeated="4"/>
          <table:table-cell table:style-name="ce46" office:value-type="float" office:value="375" calcext:value-type="float">
            <text:p>375</text:p>
          </table:table-cell>
          <table:table-cell table:style-name="ce46" office:value-type="float" office:value="175" calcext:value-type="float">
            <text:p>17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 table:number-columns-spanned="6" table:number-rows-spanned="1">
            <text:p>Carga Horária Total</text:p>
          </table:table-cell>
          <table:covered-table-cell table:number-columns-repeated="5"/>
          <table:table-cell table:style-name="ce53" table:formula="of:=SUM([.G2];[.G12];[.G20];[.G29];[.G37];[.G47])" office:value-type="float" office:value="2200" calcext:value-type="float">
            <text:p>22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9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*Oferta de Libras e Relações Étnico Raciai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** TCC não conta na CH total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>
        <table:table-column table:style-name="co10" table:number-columns-repeated="9" table:default-cell-style-name="ce41"/>
        <table:table-column table:style-name="co6" table:number-columns-repeated="1014" table:default-cell-style-name="ce27"/>
        <table:table-column table:style-name="co9" table:default-cell-style-name="ce27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Algoritmos</text:p>
          </table:table-cell>
          <table:table-cell table:style-name="ce39" office:value-type="string" calcext:value-type="string">
            <text:p>Fundamentos da Computação</text:p>
          </table:table-cell>
          <table:table-cell table:style-name="ce39" office:value-type="string" calcext:value-type="string">
            <text:p>Matemática</text:p>
          </table:table-cell>
          <table:table-cell table:style-name="ce39" office:value-type="string" calcext:value-type="string">
            <text:p>Inglês Acadêmico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14" calcext:value-type="float">
            <text:p>14.0</text:p>
          </table:table-cell>
          <table:table-cell table:style-name="ce40" table:formula="of:=[.H2]/9" office:value-type="float" office:value="1.55555555555556" calcext:value-type="float">
            <text:p>1.6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Matemática</text:p>
          </table:table-cell>
          <table:table-cell table:style-name="ce38" office:value-type="string" calcext:value-type="string">
            <text:p>Letras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8" calcext:value-type="float">
            <text:p>8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Algoritmos</text:p>
          </table:table-cell>
          <table:table-cell table:style-name="ce39" office:value-type="string" calcext:value-type="string">
            <text:p>Engenharia de Software</text:p>
          </table:table-cell>
          <table:table-cell table:style-name="ce39" office:value-type="string" calcext:value-type="string">
            <text:p>Matemática</text:p>
          </table:table-cell>
          <table:table-cell table:style-name="ce39" office:value-type="string" calcext:value-type="string">
            <text:p>Leitura e Produção de Textos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8" calcext:value-type="float">
            <text:p>8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Matemática</text:p>
          </table:table-cell>
          <table:table-cell table:style-name="ce38" office:value-type="string" calcext:value-type="string">
            <text:p>Letras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2" calcext:value-type="float">
            <text:p>2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Fundamentos da Computação</text:p>
          </table:table-cell>
          <table:table-cell table:style-name="ce39" office:value-type="string" calcext:value-type="string">
            <text:p>Engenharia de Software</text:p>
          </table:table-cell>
          <table:table-cell table:style-name="ce39" office:value-type="string" calcext:value-type="string">
            <text:p>Inglês Acadêmico</text:p>
          </table:table-cell>
          <table:table-cell table:style-name="ce39" office:value-type="string" calcext:value-type="string">
            <text:p>Leitura e Produção de Textos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2" calcext:value-type="float">
            <text:p>2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number-columns-repeated="2" table:style-name="ce38" office:value-type="string" calcext:value-type="string">
            <text:p>Letras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Sociologia do Trabalho</text:p>
          </table:table-cell>
          <table:table-cell table:style-name="ce39" office:value-type="string" calcext:value-type="string">
            <text:p>Legislação Aplicada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Educação Ambiental</text:p>
          </table:table-cell>
          <table:table-cell table:style-name="ce38" table:number-columns-repeated="7"/>
          <table:table-cell table:number-columns-repeated="1015"/>
        </table:table-row>
        <table:table-row table:style-name="ro4"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3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>
        <table:table-column table:style-name="co10" table:number-columns-repeated="9" table:default-cell-style-name="ce41"/>
        <table:table-column table:style-name="co6" table:number-columns-repeated="1014" table:default-cell-style-name="ce27"/>
        <table:table-column table:style-name="co9" table:default-cell-style-name="ce27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Sistemas Operacionais</text:p>
          </table:table-cell>
          <table:table-cell table:style-name="ce39" office:value-type="string" calcext:value-type="string">
            <text:p>Estruturas de Dado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26" calcext:value-type="float">
            <text:p>26.0</text:p>
          </table:table-cell>
          <table:table-cell table:style-name="ce40" table:formula="of:=[.H2]/9" office:value-type="float" office:value="2.88888888888889" calcext:value-type="float">
            <text:p>2.9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Sistemas Operacionais</text:p>
          </table:table-cell>
          <table:table-cell table:style-name="ce39" office:value-type="string" calcext:value-type="string">
            <text:p>Programação para Web I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Probabilidade e Estatística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4" calcext:value-type="float">
            <text:p>4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Matemática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Bancos de Dados</text:p>
          </table:table-cell>
          <table:table-cell table:style-name="ce39" office:value-type="string" calcext:value-type="string">
            <text:p>Programação para Web 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Probabilidade e Estatística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Matemática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Bancos de Dado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Estruturas de Dados</text:p>
          </table:table-cell>
          <table:table-cell table:style-name="ce38" table:number-columns-repeated="7"/>
          <table:table-cell table:number-columns-repeated="1015"/>
        </table:table-row>
        <table:table-row table:style-name="ro4"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3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1">
        <table:table-column table:style-name="co10" table:number-columns-repeated="9" table:default-cell-style-name="ce41"/>
        <table:table-column table:style-name="co9" table:number-columns-repeated="1015" table:default-cell-style-name="ce1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Análise e desenvolvimento de sistemas I</text:p>
          </table:table-cell>
          <table:table-cell table:number-columns-repeated="2" table:style-name="ce39" office:value-type="string" calcext:value-type="string">
            <text:p>Programação para Web I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28" calcext:value-type="float">
            <text:p>28.0</text:p>
          </table:table-cell>
          <table:table-cell table:style-name="ce40" table:formula="of:=[.H2]/9" office:value-type="float" office:value="3.11111111111111" calcext:value-type="float">
            <text:p>3.1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Análise e desenvolvimento de sistemas I</text:p>
          </table:table-cell>
          <table:table-cell table:style-name="ce39" office:value-type="string" calcext:value-type="string">
            <text:p>Programação para Web II</text:p>
          </table:table-cell>
          <table:table-cell table:number-columns-repeated="2"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2" calcext:value-type="float">
            <text:p>2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Análise e desenvolvimento de sistemas I</text:p>
          </table:table-cell>
          <table:table-cell table:style-name="ce39" office:value-type="string" calcext:value-type="string">
            <text:p>Programação para Web I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Componente Curricular Eletivo Humanas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Ciências Sociais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Redes de Computadores</text:p>
          </table:table-cell>
          <table:table-cell table:style-name="ce39" office:value-type="string" calcext:value-type="string">
            <text:p>Gerência de Projetos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Redes de Computadores</text:p>
          </table:table-cell>
          <table:table-cell table:style-name="ce38" table:number-columns-repeated="7"/>
          <table:table-cell table:number-columns-repeated="1015"/>
        </table:table-row>
        <table:table-row table:style-name="ro4"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38" table:number-columns-repeated="7"/>
          <table:table-cell table:number-columns-repeated="1015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>
        <table:table-column table:style-name="co10" table:number-columns-repeated="9" table:default-cell-style-name="ce42"/>
        <table:table-column table:style-name="co9" table:number-columns-repeated="1015" table:default-cell-style-name="ce1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Análise e desenvolvimento de sistemas II</text:p>
          </table:table-cell>
          <table:table-cell table:style-name="ce39" office:value-type="string" calcext:value-type="string">
            <text:p>Programação para Dispositivos Móvei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Metodologia e Iniciação Científica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34" calcext:value-type="float">
            <text:p>34.0</text:p>
          </table:table-cell>
          <table:table-cell table:style-name="ce40" table:formula="of:=[.H2]/9" office:value-type="float" office:value="3.77777777777778" calcext:value-type="float">
            <text:p>3.8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Análise e desenvolvimento de sistemas II</text:p>
          </table:table-cell>
          <table:table-cell table:style-name="ce39" office:value-type="string" calcext:value-type="string">
            <text:p>Programação para Dispositivos Móvei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Metodologia e Iniciação Científica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Análise e desenvolvimento de sistemas II</text:p>
          </table:table-cell>
          <table:table-cell table:style-name="ce39" office:value-type="string" calcext:value-type="string">
            <text:p>Programação para Dispositivos Móveis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Gerência de serviços de T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TCC</text:p>
          </table:table-cell>
          <table:table-cell table:style-name="ce38" table:number-columns-repeated="5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table:number-columns-repeated="5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Gerência de serviços de TI</text:p>
          </table:table-cell>
          <table:table-cell table:style-name="ce39" office:value-type="string" calcext:value-type="string">
            <text:p>TCC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1">
        <table:table-column table:style-name="co10" table:number-columns-repeated="9" table:default-cell-style-name="ce43"/>
        <table:table-column table:style-name="co9" table:number-columns-repeated="1015" table:default-cell-style-name="ce1"/>
        <table:table-row table:style-name="ro4">
          <table:table-cell table:style-name="ce38" office:value-type="string" calcext:value-type="string">
            <text:p>HORÁRIO</text:p>
          </table:table-cell>
          <table:table-cell table:style-name="ce38" office:value-type="string" calcext:value-type="string">
            <text:p>SEG</text:p>
          </table:table-cell>
          <table:table-cell table:style-name="ce38" office:value-type="string" calcext:value-type="string">
            <text:p>TER</text:p>
          </table:table-cell>
          <table:table-cell table:style-name="ce38" office:value-type="string" calcext:value-type="string">
            <text:p>QUA</text:p>
          </table:table-cell>
          <table:table-cell table:style-name="ce38" office:value-type="string" calcext:value-type="string">
            <text:p>QUI</text:p>
          </table:table-cell>
          <table:table-cell table:style-name="ce38" office:value-type="string" calcext:value-type="string">
            <text:p>SEX</text:p>
          </table:table-cell>
          <table:table-cell table:style-name="ce39" office:value-type="string" calcext:value-type="string">
            <text:p>Área</text:p>
          </table:table-cell>
          <table:table-cell table:style-name="ce39" office:value-type="string" calcext:value-type="string">
            <text:p>CH aula da semana</text:p>
          </table:table-cell>
          <table:table-cell table:style-name="ce39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07:00 h às 08:30 h</text:p>
          </table:table-cell>
          <table:table-cell table:style-name="ce39" office:value-type="string" calcext:value-type="string">
            <text:p>Análise e desenvolvimento de sistemas III</text:p>
          </table:table-cell>
          <table:table-cell table:style-name="ce39" office:value-type="string" calcext:value-type="string">
            <text:p>Governança de Tecnologia da Informação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Informática</text:p>
          </table:table-cell>
          <table:table-cell table:style-name="ce40" table:formula="of:=COUNTIFS([.B2:.F12];&quot;Informática&quot;)*2" office:value-type="float" office:value="32" calcext:value-type="float">
            <text:p>32.0</text:p>
          </table:table-cell>
          <table:table-cell table:style-name="ce40" table:formula="of:=[.H2]/9" office:value-type="float" office:value="3.55555555555556" calcext:value-type="float">
            <text:p>3.6</text:p>
          </table:table-cell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Letras</text:p>
          </table:table-cell>
          <table:table-cell table:style-name="ce40" table:formula="of:=COUNTIFS([.B2:.F12];&quot;Letras&quot;)*2" office:value-type="float" office:value="2" calcext:value-type="float">
            <text:p>2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08:45 h às 10:15 h</text:p>
          </table:table-cell>
          <table:table-cell table:style-name="ce39" office:value-type="string" calcext:value-type="string">
            <text:p>Análise e desenvolvimento de sistemas III</text:p>
          </table:table-cell>
          <table:table-cell table:style-name="ce39" office:value-type="string" calcext:value-type="string">
            <text:p>Governança de Tecnologia da Informação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8"/>
          <table:table-cell table:style-name="ce38" office:value-type="string" calcext:value-type="string">
            <text:p>Matemática</text:p>
          </table:table-cell>
          <table:table-cell table:style-name="ce40" table:formula="of:=COUNTIFS([.B2:.F12];&quot;Matemátic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4" table:style-name="ce38" office:value-type="string" calcext:value-type="string">
            <text:p>Informática</text:p>
          </table:table-cell>
          <table:table-cell table:style-name="ce38"/>
          <table:table-cell table:style-name="ce38" office:value-type="string" calcext:value-type="string">
            <text:p>Ciências Sociais</text:p>
          </table:table-cell>
          <table:table-cell table:style-name="ce40" table:formula="of:=COUNTIFS([.B2:.F12];&quot;Ciências Sociais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 office:value-type="string" calcext:value-type="string">
            <text:p>10:30 h às 12:00 h</text:p>
          </table:table-cell>
          <table:table-cell table:style-name="ce39" office:value-type="string" calcext:value-type="string">
            <text:p>Análise e desenvolvimento de sistemas III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Componente Curricular Eletivo Técnico</text:p>
          </table:table-cell>
          <table:table-cell table:style-name="ce39" office:value-type="string" calcext:value-type="string">
            <text:p>Componente Curricular Eletivo Humanas</text:p>
          </table:table-cell>
          <table:table-cell table:style-name="ce38"/>
          <table:table-cell table:style-name="ce38" office:value-type="string" calcext:value-type="string">
            <text:p>Biologia</text:p>
          </table:table-cell>
          <table:table-cell table:style-name="ce40" table:formula="of:=COUNTIFS([.B2:.F12];&quot;Biologia&quot;)*2" office:value-type="float" office:value="0" calcext:value-type="float">
            <text:p>0.0</text:p>
          </table:table-cell>
          <table:table-cell table:style-name="ce40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office:value-type="string" calcext:value-type="string">
            <text:p>Letras</text:p>
          </table:table-cell>
          <table:table-cell table:style-name="ce38" table:number-columns-repeated="4"/>
          <table:table-cell table:number-columns-repeated="1015"/>
        </table:table-row>
        <table:table-row table:style-name="ro4">
          <table:table-cell table:style-name="ce38" table:number-columns-repeated="9"/>
          <table:table-cell table:number-columns-repeated="1015"/>
        </table:table-row>
        <table:table-row table:style-name="ro4">
          <table:table-cell table:style-name="ce38" office:value-type="string" calcext:value-type="string">
            <text:p>14:00 h às 15:30 h</text:p>
          </table:table-cell>
          <table:table-cell table:style-name="ce39" office:value-type="string" calcext:value-type="string">
            <text:p>Segurança da Informação</text:p>
          </table:table-cell>
          <table:table-cell table:style-name="ce39" office:value-type="string" calcext:value-type="string">
            <text:p>Componente Curricular Eletivo Politécnico</text:p>
          </table:table-cell>
          <table:table-cell table:style-name="ce39" office:value-type="string" calcext:value-type="string">
            <text:p>TCC</text:p>
          </table:table-cell>
          <table:table-cell table:style-name="ce38" table:number-columns-repeated="5"/>
          <table:table-cell table:number-columns-repeated="1015"/>
        </table:table-row>
        <table:table-row table:style-name="ro4">
          <table:table-cell table:style-name="ce38"/>
          <table:table-cell table:number-columns-repeated="3" table:style-name="ce38" office:value-type="string" calcext:value-type="string">
            <text:p>Informática</text:p>
          </table:table-cell>
          <table:table-cell table:style-name="ce38" table:number-columns-repeated="5"/>
          <table:table-cell table:number-columns-repeated="1015"/>
        </table:table-row>
        <table:table-row table:style-name="ro4">
          <table:table-cell table:style-name="ce38" office:value-type="string" calcext:value-type="string">
            <text:p>15:45 h às 17:15 h</text:p>
          </table:table-cell>
          <table:table-cell table:style-name="ce39" office:value-type="string" calcext:value-type="string">
            <text:p>Segurança da Informação</text:p>
          </table:table-cell>
          <table:table-cell table:style-name="ce39" office:value-type="string" calcext:value-type="string">
            <text:p>TCC</text:p>
          </table:table-cell>
          <table:table-cell table:style-name="ce38" table:number-columns-repeated="6"/>
          <table:table-cell table:number-columns-repeated="1015"/>
        </table:table-row>
        <table:table-row table:style-name="ro4">
          <table:table-cell table:style-name="ce38"/>
          <table:table-cell table:number-columns-repeated="2" table:style-name="ce38" office:value-type="string" calcext:value-type="string">
            <text:p>Informática</text:p>
          </table:table-cell>
          <table:table-cell table:style-name="ce38" table:number-columns-repeated="6"/>
          <table:table-cell table:number-columns-repeated="1015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riz_proposta" table:style-name="ta1">
        <table:table-column table:style-name="co11" table:default-cell-style-name="ce1"/>
        <table:table-column table:style-name="co6" table:number-columns-repeated="6" table:default-cell-style-name="ce1"/>
        <table:table-column table:style-name="co9" table:number-columns-repeated="1016" table:default-cell-style-name="ce1"/>
        <table:table-row table:style-name="ro3">
          <table:table-cell table:style-name="ce64" office:value-type="string" calcext:value-type="string">
            <text:p>Disciplinas</text:p>
          </table:table-cell>
          <table:table-cell table:style-name="ce64" office:value-type="string" calcext:value-type="string">
            <text:p>1º semestre</text:p>
          </table:table-cell>
          <table:table-cell table:style-name="ce64" office:value-type="string" calcext:value-type="string">
            <text:p>2º semestre</text:p>
          </table:table-cell>
          <table:table-cell table:style-name="ce64" office:value-type="string" calcext:value-type="string">
            <text:p>3º semestre</text:p>
          </table:table-cell>
          <table:table-cell table:style-name="ce64" office:value-type="string" calcext:value-type="string">
            <text:p>4º semestre</text:p>
          </table:table-cell>
          <table:table-cell table:style-name="ce64" office:value-type="string" calcext:value-type="string">
            <text:p>5º semestre</text:p>
          </table:table-cell>
          <table:table-cell table:style-name="ce64" office:value-type="string" calcext:value-type="string">
            <text:p>CH</text:p>
          </table:table-cell>
          <table:table-cell table:number-columns-repeated="1016"/>
        </table:table-row>
        <table:table-row table:style-name="ro3">
          <table:table-cell table:style-name="ce65" table:formula="of:=[$PROPOSTA_NOVO_TADS.D2]" office:value-type="string" office:string-value="Algoritmos" calcext:value-type="string">
            <text:p>Algoritmos</text:p>
          </table:table-cell>
          <table:table-cell table:style-name="ce65" table:formula="of:=[$PROPOSTA_NOVO_TADS.F2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3]" office:value-type="string" office:string-value="Fundamentos da Computação" calcext:value-type="string">
            <text:p>Fundamentos da Computação</text:p>
          </table:table-cell>
          <table:table-cell table:style-name="ce65" table:formula="of:=[$PROPOSTA_NOVO_TADS.F3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4]" office:value-type="string" office:string-value="Engenharia de Software" calcext:value-type="string">
            <text:p>Engenharia de Software</text:p>
          </table:table-cell>
          <table:table-cell table:style-name="ce65" table:formula="of:=[$PROPOSTA_NOVO_TADS.F4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5]" office:value-type="string" office:string-value="Matemática" calcext:value-type="string">
            <text:p>Matemática</text:p>
          </table:table-cell>
          <table:table-cell table:style-name="ce65" table:formula="of:=[$PROPOSTA_NOVO_TADS.F5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6]" office:value-type="string" office:string-value="Inglês Acadêmico" calcext:value-type="string">
            <text:p>Inglês Acadêmico</text:p>
          </table:table-cell>
          <table:table-cell table:style-name="ce65" table:formula="of:=[$PROPOSTA_NOVO_TADS.F6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7]" office:value-type="string" office:string-value="Leitura e Produção de Textos" calcext:value-type="string">
            <text:p>Leitura e Produção de Textos</text:p>
          </table:table-cell>
          <table:table-cell table:style-name="ce65" table:formula="of:=[$PROPOSTA_NOVO_TADS.F7]" office:value-type="float" office:value="54" calcext:value-type="float">
            <text:p>54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8]" office:value-type="string" office:string-value="Sociologia do Trabalho" calcext:value-type="string">
            <text:p>Sociologia do Trabalho</text:p>
          </table:table-cell>
          <table:table-cell table:style-name="ce65" table:formula="of:=[$PROPOSTA_NOVO_TADS.F8]" office:value-type="float" office:value="27" calcext:value-type="float">
            <text:p>27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9]" office:value-type="string" office:string-value="Educação Ambiental" calcext:value-type="string">
            <text:p>Educação Ambiental</text:p>
          </table:table-cell>
          <table:table-cell table:style-name="ce65" table:formula="of:=[$PROPOSTA_NOVO_TADS.F9]" office:value-type="float" office:value="27" calcext:value-type="float">
            <text:p>27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5" table:formula="of:=[$PROPOSTA_NOVO_TADS.D10]" office:value-type="string" office:string-value="Legislação Aplicada" calcext:value-type="string">
            <text:p>Legislação Aplicada</text:p>
          </table:table-cell>
          <table:table-cell table:style-name="ce65" table:formula="of:=[$PROPOSTA_NOVO_TADS.F10]" office:value-type="float" office:value="27" calcext:value-type="float">
            <text:p>27</text:p>
          </table:table-cell>
          <table:table-cell table:style-name="ce65" table:number-columns-repeated="5"/>
          <table:table-cell table:number-columns-repeated="1016"/>
        </table:table-row>
        <table:table-row table:style-name="ro3">
          <table:table-cell table:style-name="ce66"/>
          <table:table-cell table:style-name="ce66" table:formula="of:=SUM([.B2:.B10])" office:value-type="float" office:value="405" calcext:value-type="float">
            <text:p>405</text:p>
          </table:table-cell>
          <table:table-cell table:style-name="ce66" table:number-columns-repeated="4"/>
          <table:table-cell table:style-name="ce66" table:formula="of:=SUM([.B11:.F11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5" table:formula="of:=[$PROPOSTA_NOVO_TADS.D12]" office:value-type="string" office:string-value="Sistemas Operacionais" calcext:value-type="string">
            <text:p>Sistemas Operacionais</text:p>
          </table:table-cell>
          <table:table-cell table:style-name="ce65"/>
          <table:table-cell table:style-name="ce65" table:formula="of:=[$PROPOSTA_NOVO_TADS.F12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3]" office:value-type="string" office:string-value="Bancos de Dados" calcext:value-type="string">
            <text:p>Bancos de Dados</text:p>
          </table:table-cell>
          <table:table-cell table:style-name="ce65"/>
          <table:table-cell table:style-name="ce65" table:formula="of:=[$PROPOSTA_NOVO_TADS.F13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4]" office:value-type="string" office:string-value="Estruturas de Dados" calcext:value-type="string">
            <text:p>Estruturas de Dados</text:p>
          </table:table-cell>
          <table:table-cell table:style-name="ce65"/>
          <table:table-cell table:style-name="ce65" table:formula="of:=[$PROPOSTA_NOVO_TADS.F14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5]" office:value-type="string" office:string-value="Programação para Web I" calcext:value-type="string">
            <text:p>Programação para Web I</text:p>
          </table:table-cell>
          <table:table-cell table:style-name="ce65"/>
          <table:table-cell table:style-name="ce65" table:formula="of:=[$PROPOSTA_NOVO_TADS.F15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6]" office:value-type="string" office:string-value="Componente Curricular Técnico I " calcext:value-type="string">
            <text:p>Componente Curricular Técnico I </text:p>
          </table:table-cell>
          <table:table-cell table:style-name="ce65"/>
          <table:table-cell table:style-name="ce65" table:formula="of:=[$PROPOSTA_NOVO_TADS.F16]" office:value-type="float" office:value="81" calcext:value-type="float">
            <text:p>81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7]" office:value-type="string" office:string-value="Componente Curricular Politécnico I" calcext:value-type="string">
            <text:p>Componente Curricular Politécnico I</text:p>
          </table:table-cell>
          <table:table-cell table:style-name="ce65"/>
          <table:table-cell table:style-name="ce65" table:formula="of:=[$PROPOSTA_NOVO_TADS.F17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18]" office:value-type="string" office:string-value="Probabilidade e Estatística" calcext:value-type="string">
            <text:p>Probabilidade e Estatística</text:p>
          </table:table-cell>
          <table:table-cell table:style-name="ce65"/>
          <table:table-cell table:style-name="ce65" table:formula="of:=[$PROPOSTA_NOVO_TADS.F18]" office:value-type="float" office:value="54" calcext:value-type="float">
            <text:p>54</text:p>
          </table:table-cell>
          <table:table-cell table:style-name="ce65" table:number-columns-repeated="3"/>
          <table:table-cell table:style-name="ce30"/>
          <table:table-cell table:number-columns-repeated="1016"/>
        </table:table-row>
        <table:table-row table:style-name="ro3">
          <table:table-cell table:style-name="ce66" table:number-columns-repeated="2"/>
          <table:table-cell table:style-name="ce66" table:formula="of:=SUM([.C12:.C18])" office:value-type="float" office:value="405" calcext:value-type="float">
            <text:p>405</text:p>
          </table:table-cell>
          <table:table-cell table:style-name="ce66" table:number-columns-repeated="3"/>
          <table:table-cell table:style-name="ce66" table:formula="of:=SUM([.B19:.F19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5" table:formula="of:=[$PROPOSTA_NOVO_TADS.D20]" office:value-type="string" office:string-value="Análise e Desenvolvimento de Sistemas I" calcext:value-type="string">
            <text:p>Análise e Desenvolvimento de Sistemas I</text:p>
          </table:table-cell>
          <table:table-cell table:style-name="ce65" table:number-columns-repeated="2"/>
          <table:table-cell table:style-name="ce65" table:formula="of:=[$PROPOSTA_NOVO_TADS.F20]" office:value-type="float" office:value="81" calcext:value-type="float">
            <text:p>81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1]" office:value-type="string" office:string-value="Redes de Computadores" calcext:value-type="string">
            <text:p>Redes de Computadores</text:p>
          </table:table-cell>
          <table:table-cell table:style-name="ce65" table:number-columns-repeated="2"/>
          <table:table-cell table:style-name="ce65" table:formula="of:=[$PROPOSTA_NOVO_TADS.F21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2]" office:value-type="string" office:string-value="Programação para Web II" calcext:value-type="string">
            <text:p>Programação para Web II</text:p>
          </table:table-cell>
          <table:table-cell table:style-name="ce65" table:number-columns-repeated="2"/>
          <table:table-cell table:style-name="ce65" table:formula="of:=[$PROPOSTA_NOVO_TADS.F22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3]" office:value-type="string" office:string-value="Interação Humano Computador" calcext:value-type="string">
            <text:p>Interação Humano Computador</text:p>
          </table:table-cell>
          <table:table-cell table:style-name="ce65" table:number-columns-repeated="2"/>
          <table:table-cell table:style-name="ce65" table:formula="of:=[$PROPOSTA_NOVO_TADS.F23]" office:value-type="float" office:value="27" calcext:value-type="float">
            <text:p>27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4]" office:value-type="string" office:string-value="Administração de Serviços para Internet" calcext:value-type="string">
            <text:p>Administração de Serviços para Internet</text:p>
          </table:table-cell>
          <table:table-cell table:style-name="ce65" table:number-columns-repeated="2"/>
          <table:table-cell table:style-name="ce65" table:formula="of:=[$PROPOSTA_NOVO_TADS.F24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5]" office:value-type="string" office:string-value="Componente Curricular Politécnico II" calcext:value-type="string">
            <text:p>Componente Curricular Politécnico II</text:p>
          </table:table-cell>
          <table:table-cell table:style-name="ce65" table:number-columns-repeated="2"/>
          <table:table-cell table:style-name="ce65" table:formula="of:=[$PROPOSTA_NOVO_TADS.F25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6]" office:value-type="string" office:string-value="Componente Curricular Politécnico III" calcext:value-type="string">
            <text:p>Componente Curricular Politécnico III</text:p>
          </table:table-cell>
          <table:table-cell table:style-name="ce65" table:number-columns-repeated="2"/>
          <table:table-cell table:style-name="ce65" table:formula="of:=[$PROPOSTA_NOVO_TADS.F26]" office:value-type="float" office:value="54" calcext:value-type="float">
            <text:p>54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27]" office:value-type="string" office:string-value="Componente Curricular de Humanidades I" calcext:value-type="string">
            <text:p>Componente Curricular de Humanidades I</text:p>
          </table:table-cell>
          <table:table-cell table:style-name="ce65" table:number-columns-repeated="2"/>
          <table:table-cell table:style-name="ce65" table:formula="of:=[$PROPOSTA_NOVO_TADS.F27]" office:value-type="float" office:value="27" calcext:value-type="float">
            <text:p>27</text:p>
          </table:table-cell>
          <table:table-cell table:style-name="ce65" table:number-columns-repeated="2"/>
          <table:table-cell table:style-name="ce30"/>
          <table:table-cell table:number-columns-repeated="1016"/>
        </table:table-row>
        <table:table-row table:style-name="ro3">
          <table:table-cell table:style-name="ce66" table:number-columns-repeated="3"/>
          <table:table-cell table:style-name="ce66" table:formula="of:=SUM([.D20:.D27])" office:value-type="float" office:value="405" calcext:value-type="float">
            <text:p>405</text:p>
          </table:table-cell>
          <table:table-cell table:style-name="ce66" table:number-columns-repeated="2"/>
          <table:table-cell table:style-name="ce66" table:formula="of:=SUM([.B28:.F28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5" table:formula="of:=[$PROPOSTA_NOVO_TADS.D29]" office:value-type="string" office:string-value="Análise e desenvolvimento de sistemas II" calcext:value-type="string">
            <text:p>Análise e desenvolvimento de sistemas II</text:p>
          </table:table-cell>
          <table:table-cell table:style-name="ce65" table:number-columns-repeated="3"/>
          <table:table-cell table:style-name="ce65" table:formula="of:=[$PROPOSTA_NOVO_TADS.F29]" office:value-type="float" office:value="81" calcext:value-type="float">
            <text:p>81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0]" office:value-type="string" office:string-value="Arquitetura e Projeto de Software" calcext:value-type="string">
            <text:p>Arquitetura e Projeto de Software</text:p>
          </table:table-cell>
          <table:table-cell table:style-name="ce65" table:number-columns-repeated="3"/>
          <table:table-cell table:style-name="ce65" table:formula="of:=[$PROPOSTA_NOVO_TADS.F30]" office:value-type="float" office:value="81" calcext:value-type="float">
            <text:p>81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1]" office:value-type="string" office:string-value="Gerência e Governança em Projetos de Tecnologia da Informação" calcext:value-type="string">
            <text:p>Gerência e Governança em Projetos de Tecnologia da Informação</text:p>
          </table:table-cell>
          <table:table-cell table:style-name="ce65" table:number-columns-repeated="3"/>
          <table:table-cell table:style-name="ce65" table:formula="of:=[$PROPOSTA_NOVO_TADS.F31]" office:value-type="float" office:value="54" calcext:value-type="float">
            <text:p>54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2]" office:value-type="string" office:string-value="Componente Curricular Técnico II" calcext:value-type="string">
            <text:p>Componente Curricular Técnico II</text:p>
          </table:table-cell>
          <table:table-cell table:style-name="ce65" table:number-columns-repeated="3"/>
          <table:table-cell table:style-name="ce65" table:formula="of:=[$PROPOSTA_NOVO_TADS.F32]" office:value-type="float" office:value="81" calcext:value-type="float">
            <text:p>81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3]" office:value-type="string" office:string-value="Metodologia e Iniciação Científica" calcext:value-type="string">
            <text:p>Metodologia e Iniciação Científica</text:p>
          </table:table-cell>
          <table:table-cell table:style-name="ce65" table:number-columns-repeated="3"/>
          <table:table-cell table:style-name="ce65" table:formula="of:=[$PROPOSTA_NOVO_TADS.F33]" office:value-type="float" office:value="54" calcext:value-type="float">
            <text:p>54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4]" office:value-type="string" office:string-value="Componente Curricular Politécnico IV" calcext:value-type="string">
            <text:p>Componente Curricular Politécnico IV</text:p>
          </table:table-cell>
          <table:table-cell table:style-name="ce65" table:number-columns-repeated="3"/>
          <table:table-cell table:style-name="ce65" table:formula="of:=[$PROPOSTA_NOVO_TADS.F34]" office:value-type="float" office:value="54" calcext:value-type="float">
            <text:p>54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5]" office:value-type="string" office:string-value="TCC I**" calcext:value-type="string">
            <text:p>TCC I**</text:p>
          </table:table-cell>
          <table:table-cell table:style-name="ce65" table:number-columns-repeated="3"/>
          <table:table-cell table:style-name="ce65" table:formula="of:=[$PROPOSTA_NOVO_TADS.F35]" office:value-type="float" office:value="54" calcext:value-type="float">
            <text:p>54</text:p>
          </table:table-cell>
          <table:table-cell table:style-name="ce65"/>
          <table:table-cell table:style-name="ce30"/>
          <table:table-cell table:number-columns-repeated="1016"/>
        </table:table-row>
        <table:table-row table:style-name="ro3">
          <table:table-cell table:style-name="ce66" table:number-columns-repeated="4"/>
          <table:table-cell table:style-name="ce66" table:formula="of:=SUM([.E29:.E34])" office:value-type="float" office:value="405" calcext:value-type="float">
            <text:p>405</text:p>
          </table:table-cell>
          <table:table-cell table:style-name="ce66"/>
          <table:table-cell table:style-name="ce66" table:formula="of:=SUM([.B36:.F36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5" table:formula="of:=[$PROPOSTA_NOVO_TADS.D37]" office:value-type="string" office:string-value="Análise e desenvolvimento de sistemas III" calcext:value-type="string">
            <text:p>Análise e desenvolvimento de sistemas III</text:p>
          </table:table-cell>
          <table:table-cell table:style-name="ce65" table:number-columns-repeated="4"/>
          <table:table-cell table:style-name="ce65" table:formula="of:=[$PROPOSTA_NOVO_TADS.F37]" office:value-type="float" office:value="81" calcext:value-type="float">
            <text:p>81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8]" office:value-type="string" office:string-value="Segurança da Informação" calcext:value-type="string">
            <text:p>Segurança da Informação</text:p>
          </table:table-cell>
          <table:table-cell table:style-name="ce65" table:number-columns-repeated="4"/>
          <table:table-cell table:style-name="ce65" table:formula="of:=[$PROPOSTA_NOVO_TADS.F38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39]" office:value-type="string" office:string-value="Inteligência Artificial" calcext:value-type="string">
            <text:p>Inteligência Artificial</text:p>
          </table:table-cell>
          <table:table-cell table:style-name="ce65" table:number-columns-repeated="4"/>
          <table:table-cell table:style-name="ce65" table:formula="of:=[$PROPOSTA_NOVO_TADS.F39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0]" office:value-type="string" office:string-value="Componente Curricular Técnico III" calcext:value-type="string">
            <text:p>Componente Curricular Técnico III</text:p>
          </table:table-cell>
          <table:table-cell table:style-name="ce65" table:number-columns-repeated="4"/>
          <table:table-cell table:style-name="ce65" table:formula="of:=[$PROPOSTA_NOVO_TADS.F40]" office:value-type="float" office:value="81" calcext:value-type="float">
            <text:p>81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1]" office:value-type="string" office:string-value="Componente Curricular Politécnico V" calcext:value-type="string">
            <text:p>Componente Curricular Politécnico V</text:p>
          </table:table-cell>
          <table:table-cell table:style-name="ce65" table:number-columns-repeated="4"/>
          <table:table-cell table:style-name="ce65" table:formula="of:=[$PROPOSTA_NOVO_TADS.F41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2]" office:value-type="string" office:string-value="Componente Curricular Politécnico VI" calcext:value-type="string">
            <text:p>Componente Curricular Politécnico VI</text:p>
          </table:table-cell>
          <table:table-cell table:style-name="ce65" table:number-columns-repeated="4"/>
          <table:table-cell table:style-name="ce65" table:formula="of:=[$PROPOSTA_NOVO_TADS.F42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3]" office:value-type="string" office:string-value="Componente Curricular Eletivo Humanas*" calcext:value-type="string">
            <text:p>Componente Curricular Eletivo Humanas*</text:p>
          </table:table-cell>
          <table:table-cell table:style-name="ce65" table:number-columns-repeated="4"/>
          <table:table-cell table:style-name="ce65" table:formula="of:=[$PROPOSTA_NOVO_TADS.F43]" office:value-type="float" office:value="27" calcext:value-type="float">
            <text:p>27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5" table:formula="of:=[$PROPOSTA_NOVO_TADS.D44]" office:value-type="string" office:string-value="TCC II**" calcext:value-type="string">
            <text:p>TCC II**</text:p>
          </table:table-cell>
          <table:table-cell table:style-name="ce65" table:number-columns-repeated="4"/>
          <table:table-cell table:style-name="ce65" table:formula="of:=[$PROPOSTA_NOVO_TADS.F44]" office:value-type="float" office:value="54" calcext:value-type="float">
            <text:p>54</text:p>
          </table:table-cell>
          <table:table-cell table:style-name="ce30"/>
          <table:table-cell table:number-columns-repeated="1016"/>
        </table:table-row>
        <table:table-row table:style-name="ro3">
          <table:table-cell table:style-name="ce66" table:number-columns-repeated="5"/>
          <table:table-cell table:style-name="ce66" table:formula="of:=SUM([.F37:.F43])" office:value-type="float" office:value="405" calcext:value-type="float">
            <text:p>405</text:p>
          </table:table-cell>
          <table:table-cell table:style-name="ce66" table:formula="of:=SUM([.B45:.F45])" office:value-type="float" office:value="405" calcext:value-type="float">
            <text:p>405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Carga Horária em Disciplinas</text:p>
          </table:table-cell>
          <table:table-cell table:style-name="ce66" table:number-columns-repeated="5"/>
          <table:table-cell table:style-name="ce66" table:formula="of:=SUM([.G11];[.G19];[.G28];[.G36];[.G45])" office:value-type="float" office:value="2025" calcext:value-type="float">
            <text:p>2025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Carga Horária para Horas Complementares</text:p>
          </table:table-cell>
          <table:table-cell table:style-name="ce66" table:number-columns-repeated="5"/>
          <table:table-cell table:style-name="ce66" office:value-type="float" office:value="175" calcext:value-type="float">
            <text:p>175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TOTAL</text:p>
          </table:table-cell>
          <table:table-cell table:style-name="ce66" table:number-columns-repeated="5"/>
          <table:table-cell table:style-name="ce66" table:formula="of:=SUM([.G46:.G47])" office:value-type="float" office:value="2200" calcext:value-type="float">
            <text:p>2200</text:p>
          </table:table-cell>
          <table:table-cell table:number-columns-repeated="1016"/>
        </table:table-row>
        <table:table-row table:style-name="ro3">
          <table:table-cell table:style-name="ce66" office:value-type="string" calcext:value-type="string">
            <text:p>Carga Horária para TCC</text:p>
          </table:table-cell>
          <table:table-cell table:style-name="ce66" table:number-columns-repeated="5"/>
          <table:table-cell table:style-name="ce66" table:formula="of:=SUM([.F44];[.E35])" office:value-type="float" office:value="108" calcext:value-type="float">
            <text:p>108</text:p>
          </table:table-cell>
          <table:table-cell table:number-columns-repeated="1016"/>
        </table:table-row>
        <table:table-row table:style-name="ro3">
          <table:table-cell table:style-name="Default" table:number-columns-repeated="7"/>
          <table:table-cell table:number-columns-repeated="1016"/>
        </table:table-row>
        <table:table-row table:style-name="ro3" table:number-rows-repeated="104852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2.71pt" fo:margin-bottom="22.71pt" fo:margin-left="36.85pt" fo:margin-right="36.85pt" style:print="charts drawings objects"/>
      <style:header-style>
        <style:header-footer-properties fo:min-height="33.99pt" fo:margin-left="36.85pt" fo:margin-right="36.85pt" fo:margin-bottom="0pt"/>
      </style:header-style>
      <style:footer-style>
        <style:header-footer-properties fo:min-height="33.99pt" fo:margin-left="36.85pt" fo:margin-right="36.8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1-19T15:36:49Z</meta:creation-date>
    <dc:date>2019-05-26T10:21:13.641728356</dc:date>
    <meta:editing-cycles>57</meta:editing-cycles>
    <meta:editing-duration>PT6H20M48S</meta:editing-duration>
    <meta:document-statistic meta:table-count="7" meta:cell-count="577" meta:object-count="0"/>
  </office:meta>
</office:document-meta>
</file>